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73cm"/>
    </style:style>
    <style:style style:name="co3" style:family="table-column">
      <style:table-column-properties fo:break-before="auto" style:column-width="6.341cm"/>
    </style:style>
    <style:style style:name="co4" style:family="table-column">
      <style:table-column-properties fo:break-before="auto" style:column-width="6.779cm"/>
    </style:style>
    <style:style style:name="co5" style:family="table-column">
      <style:table-column-properties fo:break-before="auto" style:column-width="6.75cm"/>
    </style:style>
    <style:style style:name="co6" style:family="table-column">
      <style:table-column-properties fo:break-before="auto" style:column-width="3.224cm"/>
    </style:style>
    <style:style style:name="co7" style:family="table-column">
      <style:table-column-properties fo:break-before="auto" style:column-width="9.294cm"/>
    </style:style>
    <style:style style:name="co8" style:family="table-column">
      <style:table-column-properties fo:break-before="auto" style:column-width="0.818cm"/>
    </style:style>
    <style:style style:name="co9" style:family="table-column">
      <style:table-column-properties fo:break-before="auto" style:column-width="0.928cm"/>
    </style:style>
    <style:style style:name="co10" style:family="table-column">
      <style:table-column-properties fo:break-before="auto" style:column-width="0.8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1.815cm" fo:break-before="auto" style:use-optimal-row-height="false"/>
    </style:style>
    <style:style style:name="ro8" style:family="table-row">
      <style:table-row-properties style:row-height="1.658cm" fo:break-before="auto" style:use-optimal-row-height="false"/>
    </style:style>
    <style:style style:name="ro9" style:family="table-row">
      <style:table-row-properties style:row-height="1.526cm" fo:break-before="auto" style:use-optimal-row-height="false"/>
    </style:style>
    <style:style style:name="ro10" style:family="table-row">
      <style:table-row-properties style:row-height="1.552cm" fo:break-before="auto" style:use-optimal-row-height="false"/>
    </style:style>
    <style:style style:name="ro11" style:family="table-row">
      <style:table-row-properties style:row-height="1.579cm" fo:break-before="auto" style:use-optimal-row-height="false"/>
    </style:style>
    <style:style style:name="ro12" style:family="table-row">
      <style:table-row-properties style:row-height="1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/>
    </style:style>
    <style:style style:name="ce7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10"/>
    <style:style style:name="ce10" style:family="table-cell" style:parent-style-name="Default">
      <style:table-cell-properties fo:wrap-option="wrap" style:vertical-align="top"/>
      <style:text-properties fo:hyphenate="true"/>
    </style:style>
    <style:style style:name="ce11" style:family="table-cell" style:parent-style-name="Default">
      <style:table-cell-properties fo:background-color="#e6e6ff" fo:wrap-option="wrap"/>
      <style:text-properties fo:hyphenate="true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Ok&quot;" style:apply-style-name="Excel_5f_CondFormat_5f_1_5f_1_5f_3" style:base-cell-address="SCCP.D9"/>
      <style:map style:condition="cell-content()=&quot;Failed&quot;" style:apply-style-name="Excel_5f_CondFormat_5f_1_5f_1_5f_1" style:base-cell-address="SCCP.D9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Not Done&quot;;&quot;Ok&quot;;&quot;Failed&quot;)" table:allow-empty-cell="true" table:display-list="unsorted" table:base-cell-address="SCCP.D10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CCP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12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" table:number-columns-repeated="1014" table:default-cell-style-name="ce4"/>
        <table:table-row table:style-name="ro1">
          <table:table-cell table:style-name="Default" office:value-type="string">
            <text:p>SCCP Tests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>
            <text:p>Nbre de tests</text:p>
          </table:table-cell>
          <table:table-cell table:style-name="Default"/>
          <table:table-cell table:style-name="Default" table:formula="of:=SUM([.A10:.A42])" office:value-type="float" office:value="25">
            <text:p>25</text:p>
          </table:table-cell>
          <table:table-cell table:style-name="Default" table:number-columns-repeated="1021"/>
        </table:table-row>
        <table:table-row table:style-name="ro1">
          <table:table-cell table:style-name="ce1" office:value-type="string">
            <text:p>Nbre Ok</text:p>
          </table:table-cell>
          <table:table-cell table:style-name="Default"/>
          <table:table-cell table:style-name="Default" table:formula="of:=SUM([.G10:.G46])" office:value-type="float" office:value="0">
            <text:p>0</text:p>
          </table:table-cell>
          <table:table-cell table:style-name="ce9" table:formula="of:=[.C4]/[.C3]" office:value-type="percentage" office:value="0">
            <text:p>0%</text:p>
          </table:table-cell>
          <table:table-cell table:style-name="Default" table:number-columns-repeated="1020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2" office:value-type="string">
            <text:p>Numéro</text:p>
          </table:table-cell>
          <table:table-cell table:style-name="ce2" office:value-type="string">
            <text:p>Conditions Initiales</text:p>
          </table:table-cell>
          <table:table-cell table:style-name="ce2" office:value-type="string">
            <text:p>Description du test</text:p>
          </table:table-cell>
          <table:table-cell table:style-name="ce2" office:value-type="string">
            <text:p>Resultat Attendu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Remarque</text:p>
          </table:table-cell>
          <table:table-cell table:style-name="ce2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table:number-columns-repeated="2"/>
          <table:table-cell table:style-name="ce7" office:value-type="string">
            <text:p>Provisioning</text:p>
          </table:table-cell>
          <table:table-cell table:style-name="ce3" table:number-columns-repeated="3"/>
          <table:table-cell table:style-name="Default" table:number-columns-repeated="1018"/>
        </table:table-row>
        <table:table-row table:style-name="ro2">
          <table:table-cell table:formula="of:=IF([.C10]&lt;&gt;&quot;&quot;;1;0)" office:value-type="float" office:value="1">
            <text:p>1</text:p>
          </table:table-cell>
          <table:table-cell/>
          <table:table-cell office:value-type="string">
            <text:p>Premier boot, la phase upgrading doit aller au bout</text:p>
          </table:table-cell>
          <table:table-cell office:value-type="string">
            <text:p>Passage en “hotline”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E10]=&quot;Ok&quot;;1;0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formula="of:=IF([.C11]&lt;&gt;&quot;&quot;;1;0)" office:value-type="float" office:value="1">
            <text:p>1</text:p>
          </table:table-cell>
          <table:table-cell/>
          <table:table-cell office:value-type="string">
            <text:p>Poste sortie d'usine</text:p>
            <text:p>- Code appro =&gt; poste provisionné </text:p>
          </table:table-cell>
          <table:table-cell office:value-type="string">
            <text:p>L'appel est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E11]=&quot;Ok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formula="of:=IF([.C12]&lt;&gt;&quot;&quot;;1;0)" office:value-type="float" office:value="1">
            <text:p>1</text:p>
          </table:table-cell>
          <table:table-cell/>
          <table:table-cell office:value-type="string">
            <text:p>Provisioning a partir de l'interface web</text:p>
            <text:p>- entrer <text:a xlink:href="mailto:l'@Mac">l'@Mac</text:a> en mode approvisionner</text:p>
          </table:table-cell>
          <table:table-cell office:value-type="string">
            <text:p>L'appel est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E12]=&quot;Ok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formula="of:=IF([.C13]&lt;&gt;&quot;&quot;;1;0)" office:value-type="float" office:value="1">
            <text:p>1</text:p>
          </table:table-cell>
          <table:table-cell/>
          <table:table-cell office:value-type="string">
            <text:p>Initialisation d'un poste à partir du poste</text:p>
            <text:p>- Entere *guest sur le poste</text:p>
          </table:table-cell>
          <table:table-cell office:value-type="string">
            <text:p>Le poste repasse en hotlin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E13]=&quot;Ok&quot;;1;0)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formula="of:=IF([.C14]&lt;&gt;&quot;&quot;;1;0)" office:value-type="float" office:value="1">
            <text:p>1</text:p>
          </table:table-cell>
          <table:table-cell/>
          <table:table-cell office:value-type="string">
            <text:p>Init d'un poste à partir de l'interface web</text:p>
            <text:p>- Passer le poste en init puis sauvegarder</text:p>
          </table:table-cell>
          <table:table-cell office:value-type="string">
            <text:p>Le poste repasse en hotlin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E14]=&quot;Ok&quot;;1;0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8" office:value-type="string">
            <text:p>Reboot d'un poste</text:p>
          </table:table-cell>
          <table:table-cell table:style-name="ce11"/>
          <table:table-cell table:style-name="ce3" table:number-columns-repeated="1020"/>
        </table:table-row>
        <table:table-row table:style-name="ro2">
          <table:table-cell table:formula="of:=IF([.C16]&lt;&gt;&quot;&quot;;1;0)" office:value-type="float" office:value="1">
            <text:p>1</text:p>
          </table:table-cell>
          <table:table-cell/>
          <table:table-cell office:value-type="string">
            <text:p>Débrancher l'alim secteur ou POE</text:p>
            <text:p>Rebrancher</text:p>
          </table:table-cell>
          <table:table-cell office:value-type="string">
            <text:p>Le poste revient dans l'état avant de débrancher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E16]=&quot;Ok&quot;;1;0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8" office:value-type="string">
            <text:p>Gestion des appels</text:p>
          </table:table-cell>
          <table:table-cell table:style-name="ce3" table:number-columns-repeated="1021"/>
        </table:table-row>
        <table:table-row table:style-name="ro5">
          <table:table-cell table:formula="of:=IF([.C18]&lt;&gt;&quot;&quot;;1;0)" office:value-type="float" office:value="1">
            <text:p>1</text:p>
          </table:table-cell>
          <table:table-cell/>
          <table:table-cell office:value-type="string">
            <text:p>Cisco SCCP appelle SI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E18]=&quot;Ok&quot;;1;0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formula="of:=IF([.C19]&lt;&gt;&quot;&quot;;1;0)" office:value-type="float" office:value="1">
            <text:p>1</text:p>
          </table:table-cell>
          <table:table-cell/>
          <table:table-cell office:value-type="string">
            <text:p>Poste SIP appelle SCC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E19]=&quot;Ok&quot;;1;0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formula="of:=IF([.C20]&lt;&gt;&quot;&quot;;1;0)" office:value-type="float" office:value="1">
            <text:p>1</text:p>
          </table:table-cell>
          <table:table-cell/>
          <table:table-cell office:value-type="string">
            <text:p>Poste SCCP appelle SCC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E20]=&quot;Ok&quot;;1;0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formula="of:=IF([.C21]&lt;&gt;&quot;&quot;;1;0)" office:value-type="float" office:value="1">
            <text:p>1</text:p>
          </table:table-cell>
          <table:table-cell/>
          <table:table-cell office:value-type="string">
            <text:p>Trunk IAX appelle SCC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E21]=&quot;Ok&quot;;1;0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formula="of:=IF([.C22]&lt;&gt;&quot;&quot;;1;0)" office:value-type="float" office:value="1">
            <text:p>1</text:p>
          </table:table-cell>
          <table:table-cell/>
          <table:table-cell office:value-type="string">
            <text:p>Trunk SIP appelle SCC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E22]=&quot;Ok&quot;;1;0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formula="of:=IF([.C23]&lt;&gt;&quot;&quot;;1;0)" office:value-type="float" office:value="1">
            <text:p>1</text:p>
          </table:table-cell>
          <table:table-cell/>
          <table:table-cell office:value-type="string">
            <text:p>Appel sortant a travers trunk SI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E23]=&quot;Ok&quot;;1;0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formula="of:=IF([.C24]&lt;&gt;&quot;&quot;;1;0)" office:value-type="float" office:value="1">
            <text:p>1</text:p>
          </table:table-cell>
          <table:table-cell office:value-type="string">
            <text:p>Appel recu sur 4941 ou 4961</text:p>
          </table:table-cell>
          <table:table-cell office:value-type="string">
            <text:p>Transfert sur poste B</text:p>
            <text:p>B déccroche</text:p>
          </table:table-cell>
          <table:table-cell office:value-type="string">
            <text:p>Le focus reste sur le deuxième appel en cours ticket redmine 2263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E24]=&quot;Ok&quot;;1;0)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Appel recu sur 4960 ou 4940</text:p>
          </table:table-cell>
          <table:table-cell office:value-type="string">
            <text:p>Transfert sur poste B B déccroche, puis raccroche</text:p>
          </table:table-cell>
          <table:table-cell office:value-type="string">
            <text:p>La reprise d'appel doit être possible sur le poste initialement appelé</text:p>
            <text:p>22309</text:p>
          </table:table-cell>
          <table:table-cell table:content-validation-name="val1" office:value-type="string">
            <text:p>Not Done</text:p>
          </table:table-cell>
          <table:table-cell table:number-columns-repeated="1019"/>
        </table:table-row>
        <table:table-row table:style-name="ro6">
          <table:table-cell table:style-name="ce3"/>
          <table:table-cell table:style-name="ce6"/>
          <table:table-cell table:style-name="ce8" office:value-type="string">
            <text:p>Xfer sur numéro invalide</text:p>
          </table:table-cell>
          <table:table-cell table:style-name="ce3" table:number-columns-repeated="1021"/>
        </table:table-row>
        <table:table-row table:style-name="ro7">
          <table:table-cell table:formula="of:=IF([.C27]&lt;&gt;&quot;&quot;;1;0)" office:value-type="float" office:value="1">
            <text:p>1</text:p>
          </table:table-cell>
          <table:table-cell/>
          <table:table-cell office:value-type="string">
            <text:p>Appel arrivée sur Cisco 1</text:p>
            <text:p>- Xfer vers numéro invalide</text:p>
            <text:p>- Reprendre l'Appel</text:p>
            <text:p>- Raccrocher l'appel principal</text:p>
          </table:table-cell>
          <table:table-cell office:value-type="string">
            <text:p>L'appel vers le poste ciso est toujours possible (pas de channel bloqués)</text:p>
            <text:p>Faire un sccp show channels en conso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E27]=&quot;Ok&quot;;1;0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8" office:value-type="string">
            <text:p>Renvois d'appels</text:p>
          </table:table-cell>
          <table:table-cell table:style-name="ce3" table:number-columns-repeated="1021"/>
        </table:table-row>
        <table:table-row table:style-name="ro8">
          <table:table-cell table:formula="of:=IF([.C29]&lt;&gt;&quot;&quot;;1;0)" office:value-type="float" office:value="1">
            <text:p>1</text:p>
          </table:table-cell>
          <table:table-cell/>
          <table:table-cell office:value-type="string">
            <text:p>Affichage et notification du renvoi</text:p>
            <text:p>- Activation du renvoi</text:p>
            <text:p>- Desactivation du renvoi</text:p>
          </table:table-cell>
          <table:table-cell office:value-type="string">
            <text:p>Activation du renvoi et desactivation avec les touches cisco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E29]=&quot;Ok&quot;;1;0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formula="of:=IF([.C30]&lt;&gt;&quot;&quot;;1;0)" office:value-type="float" office:value="1">
            <text:p>1</text:p>
          </table:table-cell>
          <table:table-cell/>
          <table:table-cell office:value-type="string">
            <text:p>Renvoi vers un poste SIP</text:p>
            <text:p>- L'appelant raccroche</text:p>
            <text:p>- Le poste SIP decroche</text:p>
          </table:table-cell>
          <table:table-cell office:value-type="string">
            <text:p>L'appel suit le renvoi pas de channel fantome (sccp show channels en console)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E30]=&quot;Ok&quot;;1;0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formula="of:=IF([.C31]&lt;&gt;&quot;&quot;;1;0)" office:value-type="float" office:value="1">
            <text:p>1</text:p>
          </table:table-cell>
          <table:table-cell/>
          <table:table-cell office:value-type="string">
            <text:p>Renvoi vers un poste SCCP</text:p>
            <text:p>- L'appelant raccroche</text:p>
            <text:p>- Le poste SIP decroche</text:p>
          </table:table-cell>
          <table:table-cell office:value-type="string">
            <text:p>L'appel suit le renvoi pas de channel fantome (sccp show channels en console)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E31]=&quot;Ok&quot;;1;0)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formula="of:=IF([.C32]&lt;&gt;&quot;&quot;;1;0)" office:value-type="float" office:value="1">
            <text:p>1</text:p>
          </table:table-cell>
          <table:table-cell/>
          <table:table-cell office:value-type="string">
            <text:p>Renvoi vers un poste Externe</text:p>
            <text:p>- L'appelant raccroche</text:p>
            <text:p>- Le poste SIP decroche</text:p>
          </table:table-cell>
          <table:table-cell office:value-type="string">
            <text:p>L'appel suit le renvoi pas de channel fantome (sccp show channels en console)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E32]=&quot;Ok&quot;;1;0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8" office:value-type="string">
            <text:p>Xivo Client</text:p>
          </table:table-cell>
          <table:table-cell table:style-name="ce3" table:number-columns-repeated="1021"/>
        </table:table-row>
        <table:table-row table:style-name="ro12">
          <table:table-cell table:formula="of:=IF([.C34]&lt;&gt;&quot;&quot;;1;0)" office:value-type="float" office:value="1">
            <text:p>1</text:p>
          </table:table-cell>
          <table:table-cell/>
          <table:table-cell office:value-type="string">
            <text:p>Click to Call vers SIP</text:p>
            <text:p>- Hold</text:p>
            <text:p>- Xfer</text:p>
          </table:table-cell>
          <table:table-cell/>
          <table:table-cell table:content-validation-name="val1" office:value-type="string">
            <text:p>Not Done</text:p>
          </table:table-cell>
          <table:table-cell/>
          <table:table-cell table:formula="of:=IF([.E34]=&quot;Ok&quot;;1;0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formula="of:=IF([.C35]&lt;&gt;&quot;&quot;;1;0)" office:value-type="float" office:value="1">
            <text:p>1</text:p>
          </table:table-cell>
          <table:table-cell/>
          <table:table-cell office:value-type="string">
            <text:p>Click to Call vers SCCP</text:p>
            <text:p>- Hold</text:p>
            <text:p>- Xfer</text:p>
          </table:table-cell>
          <table:table-cell/>
          <table:table-cell table:content-validation-name="val1" office:value-type="string">
            <text:p>Not Done</text:p>
          </table:table-cell>
          <table:table-cell/>
          <table:table-cell table:formula="of:=IF([.E35]=&quot;Ok&quot;;1;0)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formula="of:=IF([.C36]&lt;&gt;&quot;&quot;;1;0)" office:value-type="float" office:value="1">
            <text:p>1</text:p>
          </table:table-cell>
          <table:table-cell/>
          <table:table-cell office:value-type="string">
            <text:p>Click to Call vers Numéro Externe</text:p>
            <text:p>- Hold</text:p>
            <text:p>- Xfer</text:p>
          </table:table-cell>
          <table:table-cell/>
          <table:table-cell table:content-validation-name="val1" office:value-type="string">
            <text:p>Not Done</text:p>
          </table:table-cell>
          <table:table-cell/>
          <table:table-cell table:formula="of:=IF([.E36]=&quot;Ok&quot;;1;0)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formula="of:=IF([.C37]&lt;&gt;&quot;&quot;;1;0)" office:value-type="float" office:value="1">
            <text:p>1</text:p>
          </table:table-cell>
          <table:table-cell/>
          <table:table-cell office:value-type="string">
            <text:p>Click to Call vers SCCP non registered</text:p>
            <text:p>- Hold</text:p>
            <text:p>- Xfer</text:p>
          </table:table-cell>
          <table:table-cell/>
          <table:table-cell table:content-validation-name="val1" office:value-type="string">
            <text:p>Not Done</text:p>
          </table:table-cell>
          <table:table-cell/>
          <table:table-cell table:formula="of:=IF([.E37]=&quot;Ok&quot;;1;0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7" office:value-type="string">
            <text:p>Groupe d'interception d'appel</text:p>
          </table:table-cell>
          <table:table-cell table:style-name="ce3" table:number-columns-repeated="1021"/>
        </table:table-row>
        <table:table-row table:style-name="ro11">
          <table:table-cell table:formula="of:=IF([.C39]&lt;&gt;&quot;&quot;;1;0)" office:value-type="float" office:value="1">
            <text:p>1</text:p>
          </table:table-cell>
          <table:table-cell/>
          <table:table-cell office:value-type="string">
            <text:p>SCCP1 &amp; SCCP2 membre d'un groupe</text:p>
            <text:p>- Appel vers le groupe</text:p>
            <text:p>- SCCP1 Décroche</text:p>
          </table:table-cell>
          <table:table-cell office:value-type="string">
            <text:p>SCCP1 &amp; SCCP2 sonnent</text:p>
            <text:p>- Hold et xFer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E39]=&quot;Ok&quot;;1;0)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formula="of:=IF([.C40]&lt;&gt;&quot;&quot;;1;0)" office:value-type="float" office:value="1">
            <text:p>1</text:p>
          </table:table-cell>
          <table:table-cell/>
          <table:table-cell office:value-type="string">
            <text:p>SCCP1 &amp; SCCP2 membre d'un groupe</text:p>
            <text:p>- Appel vers SCCP1</text:p>
            <text:p>- SCCP2 compose *8 pour intercepter</text:p>
          </table:table-cell>
          <table:table-cell office:value-type="string">
            <text:p>SCCP2 en relation avec l'appelant</text:p>
            <text:p>- Hold et xFer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E40]=&quot;Ok&quot;;1;0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7" office:value-type="string">
            <text:p>Centre d'Appel</text:p>
          </table:table-cell>
          <table:table-cell table:style-name="ce3" table:number-columns-repeated="1021"/>
        </table:table-row>
        <table:table-row table:style-name="ro11">
          <table:table-cell table:formula="of:=IF([.C42]&lt;&gt;&quot;&quot;;1;0)" office:value-type="float" office:value="1">
            <text:p>1</text:p>
          </table:table-cell>
          <table:table-cell office:value-type="string">
            <text:p>SCCP1 &amp; SCCP2 agents membres de Queue1 &amp; loggués – Appel de 1 vers Queue1</text:p>
          </table:table-cell>
          <table:table-cell office:value-type="string">
            <text:p>Agent 1 prend l'appel</text:p>
            <text:p/>
          </table:table-cell>
          <table:table-cell office:value-type="string">
            <text:p>Conversation Ok</text:p>
            <text:p>Mise en Attente</text:p>
            <text:p>Xfer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E42]=&quot;Ok&quot;;1;0)" office:value-type="float" office:value="0">
            <text:p>0</text:p>
          </table:table-cell>
          <table:table-cell table:number-columns-repeated="1017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/>
    </number:number-style>
    <number:number-style style:name="N108">
      <style:text-properties fo:color="#ff0000"/>
      <number:text>-</number:text>
      <number:number number:decimal-places="0" number:min-integer-digits="1"/>
      <style:map style:condition="value()&gt;=0" style:apply-style-name="N108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text>$</number:text>
      <number:number number:decimal-places="0" number:min-integer-digits="1" number:grouping="true"/>
    </number:number-style>
    <number:number-style style:name="N158P0" style:volatile="true">
      <number:text>$</number:text>
      <number:number number:decimal-places="0" number:min-integer-digits="1" number:grouping="true"/>
    </number:number-style>
    <number:number-style style:name="N158">
      <number:text>-$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$</number:text>
      <number:number number:decimal-places="0" number:min-integer-digits="1" number:grouping="true"/>
    </number:number-style>
    <number:number-style style:name="N159">
      <style:text-properties fo:color="#ff0000"/>
      <number:text>-$</number:text>
      <number:number number:decimal-places="0" number:min-integer-digits="1" number:grouping="true"/>
      <style:map style:condition="value()&gt;=0" style:apply-style-name="N159P0"/>
    </number:number-style>
    <number:number-style style:name="N160">
      <number:text>$</number:text>
      <number:number number:decimal-places="2" number:min-integer-digits="1" number:grouping="true"/>
    </number:number-style>
    <number:number-style style:name="N161P0" style:volatile="true">
      <number:text>$</number:text>
      <number:number number:decimal-places="2" number:min-integer-digits="1" number:grouping="true"/>
    </number:number-style>
    <number:number-style style:name="N161">
      <number:text>-$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2" number:min-integer-digits="1" number:grouping="true"/>
    </number:number-style>
    <number:number-style style:name="N162">
      <style:text-properties fo:color="#ff0000"/>
      <number:text>-$</number:text>
      <number:number number:decimal-places="2" number:min-integer-digits="1" number:grouping="true"/>
      <style:map style:condition="value()&gt;=0" style:apply-style-name="N162P0"/>
    </number:number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-$</number:text>
      <number:number number:decimal-places="0" number:min-integer-digits="1" number:grouping="true"/>
      <number:text> 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 $</number:text>
      <number:number number:decimal-places="2" number:min-integer-digits="1" number:grouping="true"/>
      <number:text> </number:text>
    </number:number-style>
    <number:number-style style:name="N168P1" style:volatile="true">
      <number:text>-$</number:text>
      <number:number number:decimal-places="2" number:min-integer-digits="1" number:grouping="true"/>
      <number:text> </number:text>
    </number:number-style>
    <number:number-style style:name="N168P2" style:volatile="true">
      <number:text> $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text> $</number:text>
      <number:number number:decimal-places="1" number:min-integer-digits="1" number:grouping="true"/>
      <number:text> </number:text>
    </number:number-style>
    <number:number-style style:name="N173P1" style:volatile="true">
      <number:text>-$</number:text>
      <number:number number:decimal-places="1" number:min-integer-digits="1" number:grouping="true"/>
      <number:text> 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$</number:text>
      <number:number number:decimal-places="0" number:min-integer-digits="1" number:grouping="true"/>
      <number:text> </number:text>
    </number:number-style>
    <number:number-style style:name="N174P1" style:volatile="true">
      <number:text>-$</number:text>
      <number:number number:decimal-places="0" number:min-integer-digits="1" number:grouping="true"/>
      <number:text> </number:text>
    </number:number-style>
    <number:number-style style:name="N174P2" style:volatile="true">
      <number:text> $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">
      <number:text>-</number:text>
      <number:number number:decimal-places="0" number:min-integer-digits="1" number:grouping="true"/>
      <number:text> </number:text>
      <style:map style:condition="value()&gt;=0" style:apply-style-name="N175P0"/>
    </number:number-style>
    <number:number-style style:name="N176">
      <number:number number:decimal-places="1" number:min-integer-digits="1"/>
    </number:number-style>
    <number:time-style style:name="N177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77">
      <number:text-content/>
      <style:map style:condition="value()&gt;=0" style:apply-style-name="N177P0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date-style style:name="N186">
      <number:month number:textual="true"/>
      <number:text>-</number:text>
      <number:year number:style="long"/>
    </number:date-style>
    <number:currency-style style:name="N18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7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1_5f_2" style:display-name="Excel_CondFormat_1_1_2" style:family="table-cell" style:parent-style-name="Default">
      <style:table-cell-properties fo:background-color="#ff6309"/>
    </style:style>
    <style:style style:name="Excel_5f_CondFormat_5f_1_5f_1_5f_3" style:display-name="Excel_CondFormat_1_1_3" style:family="table-cell" style:parent-style-name="Default">
      <style:table-cell-properties fo:background-color="#339966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801cm" fo:margin-right="1cm" style:scale-to="7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23/06/2011</text:date>, <text:time>10:4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an-Yves LEBLEU</meta:initial-creator>
    <meta:creation-date>2011-05-27T19:22:19</meta:creation-date>
    <dc:date>2011-06-23T10:46:19</dc:date>
    <dc:creator>Jean-Yves LEBLEU</dc:creator>
    <meta:editing-duration>PT02H04M44S</meta:editing-duration>
    <meta:editing-cycles>26</meta:editing-cycles>
    <meta:generator>OpenOffice.org/3.2$Linux OpenOffice.org_project/320m19$Build-9505</meta:generator>
    <meta:document-statistic meta:table-count="3" meta:cell-count="147" meta:object-count="0"/>
  </office:meta>
</office:document-meta>
</file>